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Sounds like the customers behind me are
bickerin' about the most important stat out of
the four, or somethin'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Allow me to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along
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As if that weren't enough, the damage dealt by
“Finesse-Based Skills” is also influenced by
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were to choose the most vital among all
the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easily the most important stat, see?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er strength goes up, the power of yer
regular attacks and yer “Attack-Based Skills”
both get a boost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yer bread 'n butter of combat.
Without a doubt, it's the most essential stat
out there.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 【AC30】
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the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take in. That is to say,
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e tool merchant is selling is
a convenient item that can teleport you to the
entrance from anywhere within a 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recommend you
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rs, too? About the ghost
ship that appears somewhere off the eastern
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 be
able to leave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!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oddamn! Where are these Chivalric Order
clowns, anyway?!</text:p>
          </table:table-cell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 office:value-type="string">
            <text:p>What are they, sittin' around with their thumbs
in their asses?!</text:p>
          </table:table-cell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 office:value-type="string">
            <text:p>Bandit
“Don't tell me they're gonna sit around and
watch the hostages die one-by-one...?”</text:p>
          </table:table-cell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 way, this is the Knight Commander we're
talkin' about here. That ain't happenin'.</text:p>
          </table:table-cell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 office:value-type="string">
            <text:p>I bet he never thought we'd raid right in the
middle of the day, so he just needs some time
to get his troops together...</text:p>
          </table:table-cell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 office:value-type="string">
            <text:p>(Ahh〜 fuck...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 office:value-type="string">
            <text:p>(That's right... I was drinkin' and foolin'
around like an asshole last night, and I didn't
go to the john even once!)</text:p>
          </table:table-cell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 office:value-type="string">
            <text:p>(Shit... I really shoulda gone before this...!
Goddammit〜...)</text:p>
          </table:table-cell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 office:value-type="string">
            <text:p>(...Shit... ahh... shit...)</text:p>
          </table:table-cell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 office:value-type="string">
            <text:p>(Fuck me... I-I've seriously gotta piiiss...!!)</text:p>
          </table:table-cell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 office:value-type="string">
            <text:p>(Should I hit up the bathroom quickly...?)</text:p>
          </table:table-cell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 office:value-type="string">
            <text:p>(But it'd be seriously lame if the guards came
while I was gone...)</text:p>
          </table:table-cell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 office:value-type="string">
            <text:p>Girl
“Umm... sorry...”</text:p>
          </table:table-cell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 office:value-type="string">
            <text:p>Bandit
“What?”</text:p>
          </table:table-cell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 office:value-type="string">
            <text:p>Girl
“I want to... go to the toilet, so...”</text:p>
          </table:table-cell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 office:value-type="string">
            <text:p>Bandit
“Aah...”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 office:value-type="string">
            <text:p>Bandit
“Boss, the lady wants to go to the bathroom,
what do we do?”</text:p>
          </table:table-cell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hh?! Tell 'er she can hold it!</text:p>
          </table:table-cell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 office:value-type="string">
            <text:p>Bandit
“You heard. Don't go wettin' yer panties.”</text:p>
          </table:table-cell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! As if I'm gonna piss myself, dumbass!</text:p>
          </table:table-cell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 office:value-type="string">
            <text:p>Bandit
“Heh?! N-No, I was talkin' to the lady over
there!!”</text:p>
          </table:table-cell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... aah... c-course... my bad...</text:p>
          </table:table-cell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 office:value-type="string">
            <text:p>(S-Stupid Chivalric Order assholes...)</text:p>
          </table:table-cell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 office:value-type="string">
            <text:p>(The fuck are you waitin' fooor!!)</text:p>
          </table:table-cell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 office:value-type="string">
            <text:p>(D-Dammit... no good, I... I can't take it
anymore,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 office:value-type="string">
            <text:p>(I-I'll just head off for a sec...!)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 office:value-type="string">
            <text:p>Girl
“H-Hey... please... let me go to the bathroo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 office:value-type="string">
            <text:p>Girl
“I'm about to wet myself... ///”</text:p>
          </table:table-cell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 office:value-type="string">
            <text:p>Bandit
“I already told ya. Hold it in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 office:value-type="string">
            <text:p>Girl
“You can't... say tha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 office:value-type="string">
            <text:p>Girl
“Please... I really need to use the bathroom...”</text:p>
          </table:table-cell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 office:value-type="string">
            <text:p>Bandit
“Bathroom this, bathroom that, shut up already,
would ya?”</text:p>
          </table:table-cell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 office:value-type="string">
            <text:p>Bandit
“If you're a lady, you'll take a page out of
our boss' book and keep cool.”</text:p>
          </table:table-cell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 office:value-type="string">
            <text:p>Girl
“Auuu... //////”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Y... You idiot!!! Now I can't just up'n
say I'm goin' to the bathroom!!)</text:p>
          </table:table-cell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 office:value-type="string">
            <text:p>(Fuck you, asshooooooole!!)</text:p>
          </table:table-cell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 office:value-type="string">
            <text:p>(P-Piss... agh... gotta piiiiss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 office:value-type="string">
            <text:p>(My bladder... it's swollen... like a goddamn
pufferfish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 office:value-type="string">
            <text:p>(Anymore than this, and... n-no good...!
I'm gonna piss all over myself!!)</text:p>
          </table:table-cell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 office:value-type="string">
            <text:p>Bandit
“Hey, chief, what's up?”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well... gimme a sec, I'm just gonna
hit up the—</text:p>
          </table:table-cell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 office:value-type="string">
            <text:p>Bandit
“B-Boss!!”</text:p>
          </table:table-cell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?! Wh-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 office:value-type="string">
            <text:p>Bandit
“The Chivalric Order are here!!”</text:p>
          </table:table-cell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ah?! You gotta be kiddin' me with this
timing!)</text:p>
          </table:table-cell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 office:value-type="string">
            <text:p>Bandit
“There's way more than we thought!! So much
for diversionary tactics!”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 can't be serious...! How many?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 office:value-type="string">
            <text:p>Bandit
“Probably close to forty'a them...”</text:p>
          </table:table-cell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iit...!! So that's what was takin' 'em so
long!!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 office:value-type="string">
            <text:p>Bandit
“They've gotta have' their troops on this
tavern already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 office:value-type="string">
            <text:p>Bandit
“I don't think there's any runnin' from this
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 guess we've just gotta make meat-shields
outta these hostages and hole up in here...!</text:p>
          </table:table-cell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 office:value-type="string">
            <text:p>(Shit...! Am I ever gonna get to take a leak?!!)</text:p>
          </table:table-cell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 office:value-type="string">
            <text:p>(H... Hold it...! Just gotta grin n' bear it,
and use my head!)</text:p>
          </table:table-cell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 office:value-type="string">
            <text:p>(To break outta this deadlock... I-I just need
a bright idea on where to take care a'
business...!!)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 office:value-type="string">
            <text:p>Girl
“...Ah... no...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 office:value-type="string">
            <text:p>Girl
“... ////////”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 office:value-type="string">
            <text:p>Bandit
“The lady's gone'n pissed herself, chief...”</text:p>
          </table:table-cell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-Bitch...! In a place like this!!</text:p>
          </table:table-cell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 office:value-type="string">
            <text:p>*squeeeeeeeeze*</text:p>
          </table:table-cell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 office:value-type="string">
            <text:p>Fnnh!!</text:p>
          </table:table-cell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 office:value-type="string">
            <text:p>(C... Crap... m-me too... I can't... take it
anymore...!!)</text:p>
          </table:table-cell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 office:value-type="string">
            <text:p>(I know! I've just gotta make that chick get
changed in the bathroom, and then...)</text:p>
          </table:table-cell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 office:value-type="string">
            <text:p>Tsk, fine...! I-I'll help ya get cleaned up, so let's
get ya to the bathroom! C'mon!</text:p>
          </table:table-cell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 office:value-type="string">
            <text:p>Bandit
“Woah, boss, ya don't need to do all that...”</text:p>
          </table:table-cell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-What, ya think it's okay for a man to clean
up after a lady?!</text:p>
          </table:table-cell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 office:value-type="string">
            <text:p>You assholes stay here and keep a lookout on
the other ones!!</text:p>
          </table:table-cell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 office:value-type="string">
            <text:p>Chivalric Order
“Please, do not be alarmed.”</text:p>
          </table:table-cell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 office:value-type="string">
            <text:p>Chivalric Order
“We have come to negotiate. We wield no
weapons.”</text:p>
          </table:table-cell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h?!! The fuck is this?!!! Just let me
go piss, alreadyyyyy!!!)</text:p>
          </table:table-cell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 office:value-type="string">
            <text:p>(Shit... wh-wh-what am I gonna do?!)</text:p>
          </table:table-cell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 office:value-type="string">
            <text:p>(I ain't in a position to just calmly
negotiate!!!)</text:p>
          </table:table-cell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 office:value-type="string">
            <text:p>Chivalric Order
“Hm? Something just flew over h—”</text:p>
          </table:table-cell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 office:value-type="string">
            <text:p>Chivalric Order
“Buhoh! Wh-What is this smoke?!”</text:p>
          </table:table-cell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 office:value-type="string">
            <text:p>Chivalric Order
“...Kh! M... My... head...”</text:p>
          </table:table-cell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... 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“Is there someone out there lookin' out for
us?!”</text:p>
          </table:table-cell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 office:value-type="string">
            <text:p>Bandit
“This is our chance! Let's split while we still
can!!”</text:p>
          </table:table-cell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you're right...</text:p>
          </table:table-cell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 office:value-type="string">
            <text:p>(It's true, this is our only shot to get outta
her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 office:value-type="string">
            <text:p>(B-But... if I start runnin' around right now,
I'll definitely piss my pants...!!)</text:p>
          </table:table-cell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 office:value-type="string">
            <text:p>Y-You guys get a move on outta here, I'll
bring up the rear...!</text:p>
          </table:table-cell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 office:value-type="string">
            <text:p>Bandit
“Huh...?”</text:p>
          </table:table-cell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 office:value-type="string">
            <text:p>Bandit
“But why? Let's move as a group!”</text:p>
          </table:table-cell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-I have my reasons, okay?!! Anyway, get lost!!
Now!!</text:p>
          </table:table-cell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 office:value-type="string">
            <text:p>Bandit
“U-Understood..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 office:value-type="string">
            <text:p>Bandit
“All right, we'll meetcha at the lair! Later!”</text:p>
          </table:table-cell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y're all gone...</text:p>
          </table:table-cell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 office:value-type="string">
            <text:p>I have a chanc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 office:value-type="string">
            <text:p>I really don't have the time to waste here,
do I...</text:p>
          </table:table-cell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 office:value-type="string">
            <text:p>A-All right...! Gonna go niiice and slow
so I don't stir things up down there...!</text:p>
          </table:table-cell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 office:value-type="string">
            <text:p>Then I just gotta get to the road so I can
find somewhere to hide, and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